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8cm"/>
    </style:style>
    <style:style style:name="gr5" style:family="graphic" style:parent-style-name="standard">
      <style:graphic-properties draw:fill="none" draw:textarea-vertical-align="middle" draw:auto-grow-height="false" fo:min-height="3.54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28cm"/>
    </style:style>
    <style:style style:name="gr8" style:family="graphic" style:parent-style-name="standard">
      <style:graphic-properties draw:fill="none" draw:textarea-vertical-align="middle" draw:auto-grow-height="false" fo:min-height="5.82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95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true" fo:min-height="0.475cm" fo:min-width="1.5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2.6cm" svg:y1="4.2cm" svg:x2="19.1cm" svg:y2="4.2cm">
          <text:p/>
        </draw:line>
        <draw:custom-shape draw:style-name="gr2" draw:text-style-name="P2" draw:layer="layout" svg:width="0.3cm" svg:height="0.4cm" svg:x="2.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4cm" svg:x="6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4cm" svg:x="11.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4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81cm" svg:height="0.645cm" svg:x="2.319cm" svg:y="4.7cm">
          <draw:text-box>
            <text:p><text:span text:style-name="T1">7 am</text:span></text:p>
          </draw:text-box>
        </draw:frame>
        <draw:frame draw:style-name="gr4" draw:text-style-name="P3" draw:layer="layout" svg:width="1.768cm" svg:height="0.645cm" svg:x="6.4cm" svg:y="4.755cm">
          <draw:text-box>
            <text:p><text:span text:style-name="T1">1:00 pm</text:span></text:p>
          </draw:text-box>
        </draw:frame>
        <draw:frame draw:style-name="gr4" draw:text-style-name="P3" draw:layer="layout" svg:width="1.768cm" svg:height="0.645cm" svg:x="10.4cm" svg:y="4.756cm">
          <draw:text-box>
            <text:p><text:span text:style-name="T1">7:00 pm</text:span></text:p>
          </draw:text-box>
        </draw:frame>
        <draw:frame draw:style-name="gr4" draw:text-style-name="P3" draw:layer="layout" svg:width="1.768cm" svg:height="0.645cm" svg:x="17.3cm" svg:y="4.8cm">
          <draw:text-box>
            <text:p><text:span text:style-name="T1">7:00 am</text:span></text:p>
          </draw:text-box>
        </draw:frame>
        <draw:custom-shape draw:style-name="gr5" draw:text-style-name="P1" draw:layer="layout" svg:width="0.6cm" svg:height="4.002cm" draw:transform="rotate (-1.58772602053924) translate (7.001cm 3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3.901cm" svg:height="0.645cm" svg:x="3.099cm" svg:y="2.155cm">
          <draw:text-box>
            <text:p><text:span text:style-name="T1">Tarifa diurna = $3.500</text:span></text:p>
          </draw:text-box>
        </draw:frame>
        <draw:custom-shape draw:style-name="gr5" draw:text-style-name="P1" draw:layer="layout" svg:width="0.6cm" svg:height="4.002cm" draw:transform="rotate (-1.58772602053924) translate (11.412cm 3.08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3.728cm" svg:height="0.645cm" svg:x="7.51cm" svg:y="2.1cm">
          <draw:text-box>
            <text:p><text:span text:style-name="T1">Tarifa tarde = $3.500</text:span></text:p>
          </draw:text-box>
        </draw:frame>
        <draw:custom-shape draw:style-name="gr8" draw:text-style-name="P1" draw:layer="layout" svg:width="0.6cm" svg:height="6.405cm" draw:transform="rotate (-1.58772602053924) translate (18.203cm 3.1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" draw:layer="layout" svg:width="4.295cm" svg:height="0.645cm" svg:x="12.9cm" svg:y="2.055cm">
          <draw:text-box>
            <text:p><text:span text:style-name="T1">Tarifa nocturna = $7.000</text:span></text:p>
          </draw:text-box>
        </draw:frame>
        <draw:line draw:style-name="gr1" draw:text-style-name="P1" draw:layer="layout" svg:x1="2.3cm" svg:y1="11.945cm" svg:x2="18.8cm" svg:y2="11.945cm">
          <text:p/>
        </draw:line>
        <draw:custom-shape draw:style-name="gr2" draw:text-style-name="P2" draw:layer="layout" svg:width="0.3cm" svg:height="0.4cm" svg:x="2.4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4cm" svg:x="6.6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4cm" svg:x="10.9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4cm" svg:x="17.7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81cm" svg:height="0.645cm" svg:x="2.019cm" svg:y="12.445cm">
          <draw:text-box>
            <text:p><text:span text:style-name="T1">7 am</text:span></text:p>
          </draw:text-box>
        </draw:frame>
        <draw:frame draw:style-name="gr4" draw:text-style-name="P3" draw:layer="layout" svg:width="1.768cm" svg:height="0.645cm" svg:x="6.1cm" svg:y="12.5cm">
          <draw:text-box>
            <text:p><text:span text:style-name="T1">1:00 pm</text:span></text:p>
          </draw:text-box>
        </draw:frame>
        <draw:frame draw:style-name="gr4" draw:text-style-name="P3" draw:layer="layout" svg:width="1.768cm" svg:height="0.645cm" svg:x="10.1cm" svg:y="12.501cm">
          <draw:text-box>
            <text:p><text:span text:style-name="T1">7:00 pm</text:span></text:p>
          </draw:text-box>
        </draw:frame>
        <draw:frame draw:style-name="gr4" draw:text-style-name="P3" draw:layer="layout" svg:width="1.768cm" svg:height="0.645cm" svg:x="17cm" svg:y="12.545cm">
          <draw:text-box>
            <text:p><text:span text:style-name="T1">7:00 am</text:span></text:p>
          </draw:text-box>
        </draw:frame>
        <draw:custom-shape draw:style-name="gr5" draw:text-style-name="P1" draw:layer="layout" svg:width="0.6cm" svg:height="4.002cm" draw:transform="rotate (-1.58772602053924) translate (6.701cm 10.88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3.901cm" svg:height="0.645cm" svg:x="2.799cm" svg:y="9.9cm">
          <draw:text-box>
            <text:p><text:span text:style-name="T1">Tarifa diurna = $2.000</text:span></text:p>
          </draw:text-box>
        </draw:frame>
        <draw:custom-shape draw:style-name="gr5" draw:text-style-name="P1" draw:layer="layout" svg:width="0.6cm" svg:height="4.002cm" draw:transform="rotate (-1.58772602053924) translate (11.112cm 10.83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3.728cm" svg:height="0.645cm" svg:x="7.21cm" svg:y="9.845cm">
          <draw:text-box>
            <text:p><text:span text:style-name="T1">Tarifa tarde = $2.000</text:span></text:p>
          </draw:text-box>
        </draw:frame>
        <draw:custom-shape draw:style-name="gr8" draw:text-style-name="P1" draw:layer="layout" svg:width="0.6cm" svg:height="6.405cm" draw:transform="rotate (-1.58772602053924) translate (17.903cm 10.8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" draw:layer="layout" svg:width="4.295cm" svg:height="0.645cm" svg:x="12.6cm" svg:y="9.8cm">
          <draw:text-box>
            <text:p><text:span text:style-name="T1">Tarifa nocturna = $4.000</text:span></text:p>
          </draw:text-box>
        </draw:frame>
        <draw:frame draw:style-name="gr3" draw:text-style-name="P5" draw:layer="layout" svg:width="4.05cm" svg:height="0.645cm" svg:x="3.2cm" svg:y="5.8cm">
          <draw:text-box>
            <text:p text:style-name="P4"><text:span text:style-name="T2">Tarifa mínima: $2.000</text:span></text:p>
          </draw:text-box>
        </draw:frame>
        <draw:frame draw:style-name="gr3" draw:text-style-name="P5" draw:layer="layout" svg:width="4.05cm" svg:height="0.645cm" svg:x="3.2cm" svg:y="13.645cm">
          <draw:text-box>
            <text:p text:style-name="P4"><text:span text:style-name="T2">Tarifa mínima: $1.000</text:span></text:p>
          </draw:text-box>
        </draw:frame>
        <draw:frame draw:style-name="gr10" draw:text-style-name="P7" draw:layer="layout" svg:width="2.001cm" svg:height="0.725cm" svg:x="2.699cm" svg:y="1.3cm">
          <draw:text-box>
            <text:p text:style-name="P6"><text:span text:style-name="T3">Carros</text:span></text:p>
          </draw:text-box>
        </draw:frame>
        <draw:frame draw:style-name="gr10" draw:text-style-name="P7" draw:layer="layout" svg:width="2.001cm" svg:height="0.725cm" svg:x="2.7cm" svg:y="8.675cm">
          <draw:text-box>
            <text:p text:style-name="P6"><text:span text:style-name="T3">Mot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27:06.526000000</meta:creation-date>
    <dc:date>2019-03-06T20:27:23.224000000</dc:date>
    <meta:editing-duration>PT15M12S</meta:editing-duration>
    <meta:editing-cycles>2</meta:editing-cycles>
    <meta:generator>LibreOffice/6.1.3.2$Windows_X86_64 LibreOffice_project/86daf60bf00efa86ad547e59e09d6bb77c699acb</meta:generator>
    <meta:document-statistic meta:object-count="34"/>
  </office:meta>
</office:document-meta>
</file>